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ai.googleblog.com/2016/09/a-neural-network-for-machine.html" text:style-name="Internet_20_link" text:visited-style-name="Visited_20_Internet_20_Link">https://ai.googleblog.com/2016/09/a-neural-network-for-machine.html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1T16:08:50.542483859</meta:creation-date>
    <dc:date>2020-04-21T16:10:25.219154810</dc:date>
    <meta:editing-duration>PT1M38S</meta:editing-duration>
    <meta:editing-cycles>1</meta:editing-cycles>
    <meta:document-statistic meta:table-count="0" meta:image-count="0" meta:object-count="0" meta:page-count="1" meta:paragraph-count="1" meta:word-count="1" meta:character-count="67" meta:non-whitespace-character-count="67"/>
    <meta:generator>LibreOffice/6.3.5.2$Linux_X86_64 LibreOffice_project/30$Build-2</meta:generator>
  </office:meta>
</office:document-meta>
</file>